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text:p>
      <text:p text:style-name="P1"/>
      <text:p text:style-name="P3">PERT Analysis Chart was used to analyse <text:s/>the tasks involved in completing the project. This analysis allows to identify the critical path, early or late start, delay of each activity and minimum time needed to complete each task as well as the entire project. This facilitates a transparent structure of dependencies between the work breakdown structure elements. The Work Breakdown Structure <text:s/>was formulated as a hierarchical decomposition of the project which is subdivided into smaller components in terms of size, responsibility, behaviour and duration. This allows to define the stages necessary to methodically develop the project and makes managing tasks easier as they are subdivided and made smaller. Resource allocation is a very important aspect of project planning. It assigns resources like time and tasks to each individual and schedules the activities and recourses required while taking into consideration both the resource availability and project time. This is critical as it distributes the project work equally amongst each member of the team and also schedules the tasks that need to be completed . The Gantt Chart is the most important unit of the Project Plan. It illustrates the project schedules, the dependencies relationships between activities, the current schedule status, specific tasks, duration, start and finish time and identifies which element refers to which sub level. The group member names are also shown on the Chart to identify the members working on each activity. Altogether, all these planning techniques are used to keep the project organised and scheduled, to track the performance of all the group members and identify any hurdles or complications in an early stage of development.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rbhi </meta:initial-creator>
    <meta:creation-date>2013-08-07T13:24:53</meta:creation-date>
    <dc:date>2013-08-07T17:02:14</dc:date>
    <dc:creator>Surbhi </dc:creator>
    <meta:editing-duration>PT14M24S</meta:editing-duration>
    <meta:editing-cycles>2</meta:editing-cycles>
    <meta:generator>LibreOffice/3.5$Linux_X86_64 LibreOffice_project/350m1$Build-2</meta:generator>
    <meta:document-statistic meta:table-count="0" meta:image-count="0" meta:object-count="0" meta:page-count="1" meta:paragraph-count="2" meta:word-count="269" meta:character-count="1739" meta:non-whitespace-character-count="1466"/>
  </office:meta>
</office:document-meta>
</file>